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Arabic)" fo:font-size="15pt" style:font-size-asian="15pt" style:font-name-complex="Awami Nastaliq" style:font-size-complex="15pt"/>
    </style:style>
    <style:style style:name="P2"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5pt" style:font-size-asian="15pt" style:font-name-complex="Awami Nastaliq" style:font-size-complex="15pt"/>
    </style:style>
    <style:style style:name="P3" style:family="paragraph" style:parent-style-name="Standard" style:master-page-name="">
      <style:paragraph-properties fo:margin-left="0in" fo:margin-right="0in" fo:margin-top="0in" fo:margin-bottom="0in" style: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Arabic)" fo:font-size="15pt" style:font-size-asian="15pt" style:font-name-complex="Awami Nastaliq" style:font-size-complex="15pt"/>
    </style:style>
    <style:style style:name="P4" style:family="paragraph" style:parent-style-name="Text_20_body">
      <style:paragraph-properties fo:margin-top="0in" fo:margin-bottom="0in" style:contextual-spacing="false" fo:text-align="end" style:justify-single-word="false" style:writing-mode="rl-tb"/>
      <style:text-properties fo:color="#000000" loext:opacity="100%" fo:font-size="15pt" style:font-size-asian="15pt" style:font-name-complex="Awami Nastaliq" style:font-size-complex="15pt"/>
    </style:style>
    <style:style style:name="P5" style:family="paragraph" style:parent-style-name="Text_20_body">
      <style:paragraph-properties fo:margin-top="0in" fo:margin-bottom="0in" style:contextual-spacing="false" fo:text-align="end" style:justify-single-word="false" style:writing-mode="rl-tb"/>
      <style:text-properties fo:color="#000000" loext:opacity="100%" fo:font-size="15pt" officeooo:paragraph-rsid="001a0e55" style:font-size-asian="15pt" style:font-name-complex="Awami Nastaliq" style:font-size-complex="15pt"/>
    </style:style>
    <style:style style:name="P6" style:family="paragraph" style:parent-style-name="Text_20_body">
      <style:paragraph-properties fo:margin-top="0in" fo:margin-bottom="0in" style:contextual-spacing="false" fo:text-align="end" style:justify-single-word="false" style:writing-mode="rl-tb"/>
      <style:text-properties fo:color="#000000" loext:opacity="100%" fo:font-size="15pt" officeooo:paragraph-rsid="001b2b41" style:font-size-asian="15pt" style:font-name-complex="Awami Nastaliq" style:font-size-complex="15pt"/>
    </style:style>
    <style:style style:name="P7" style:family="paragraph" style:parent-style-name="Text_20_body">
      <style:paragraph-properties fo:margin-top="0in" fo:margin-bottom="0in" style:contextual-spacing="false" fo:text-align="end" style:justify-single-word="false" style:writing-mode="rl-tb"/>
      <style:text-properties fo:color="#000000" loext:opacity="100%" fo:font-size="15pt" officeooo:paragraph-rsid="001ce515" style:font-size-asian="15pt" style:font-name-complex="Awami Nastaliq" style:font-size-complex="15pt"/>
    </style:style>
    <style:style style:name="P8" style:family="paragraph" style:parent-style-name="Text_20_body">
      <style:paragraph-properties fo:margin-top="0in" fo:margin-bottom="0in" style:contextual-spacing="false" fo:text-align="end" style:justify-single-word="false" style:writing-mode="rl-tb"/>
      <style:text-properties fo:color="#000000" loext:opacity="100%" fo:font-size="15pt" officeooo:paragraph-rsid="001761ed" style:font-size-asian="15pt" style:font-name-complex="Awami Nastaliq" style:font-size-complex="15pt"/>
    </style:style>
    <style:style style:name="P9" style:family="paragraph" style:parent-style-name="Text_20_body">
      <style:paragraph-properties fo:margin-top="0in" fo:margin-bottom="0in" style:contextual-spacing="false" fo:text-align="end" style:justify-single-word="false" style:writing-mode="rl-tb"/>
      <style:text-properties fo:color="#000000" loext:opacity="100%" fo:font-size="15pt" officeooo:paragraph-rsid="001765af" style:font-size-asian="15pt" style:font-name-complex="Awami Nastaliq" style:font-size-complex="15pt"/>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انسانی حقوق کا عالمی منشور</text:p>
      <text:p text:style-name="P1"><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text:span text:style-name="T2">برتا</text:span> جایٔے</text:p>
      <text:p text:style-name="P2"><text:s text:c="3"/></text:p>
      <text:p text:style-name="P1"><text:s text:c="6"/>تمہید</text:p>
      <text:p text:style-name="P4">چونکہ ہر انسان کی ذاتی عزت اور حرمت اور انسانوں کے مساوی اور ناقابلِ انتقال حقوق کو تسلیم کرنا دنیا میں آزادی، انصاف اور امن کی بنیاد ہے،</text:p>
      <text:p text:style-name="P4">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p>
      <text:p text:style-name="P4"><text:s/>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4"><text:soft-page-break/>      چونکہ یہ ضروری ہے کہ قوموں کے درمیان دوستانہ تعلقات کو بڑھایا جایٔے،</text:p>
      <text:p text:style-name="P4">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p>
      <text:p text:style-name="P4">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4">      چونکہ اس عہد کی تکمیل کے لیے بہت ہی اہم ہے کہ ان حقوق اور آزادیوں کی نوعیت کو سب سمجھ سکیں، لہٰذا</text:p>
      <text:p text:style-name="P4">      اقوام متحدہ کی جنرل اسمبلی  اعلان کرتی ہے کہ</text:p>
      <text:p text:style-name="P4">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4"/>
      <text:p text:style-name="P4">دفعہ ۱ ۔</text:p>
      <text:p text:style-name="P4"><text:soft-page-break/>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5"/>
      <text:p text:style-name="P5"><text:s/>دفعہ ۲ ۔</text:p>
      <text:p text:style-name="P4">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4"/>
      <text:p text:style-name="P4">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4">  </text:p>
      <text:p text:style-name="P4">دفعہ ۳ ۔ </text:p>
      <text:p text:style-name="P4">ہر شخص کو اپنی جان، آزادی اور ذاتی تحفظ کا حق ہے۔</text:p>
      <text:p text:style-name="P4"/>
      <text:p text:style-name="P4">دفعہ ۴ ۔</text:p>
      <text:p text:style-name="P4"><text:soft-page-break/>کویٔی شخص غلام یا لونڈی بنا کر نہ رکھا جا سکے گا۔ غلامی اور بردہ فروشی، چاہے اس کی کویٔی شکل بھی ہو، ممنوع قرار دی جایٔے گی۔</text:p>
      <text:p text:style-name="P4"/>
      <text:p text:style-name="P4">دفعہ ۵ ۔ </text:p>
      <text:p text:style-name="P4">کسی شخص کو جسمانی اذیّت یا ظالمانہ، انسایت سوز، یا ذلیل سلوک یا سزا نہیں دی جایٔے گی۔</text:p>
      <text:p text:style-name="P4"/>
      <text:p text:style-name="P4">دفعہ ۶ ۔</text:p>
      <text:p text:style-name="P4">شخص کا حق ہے کہ ہر مقام پر قانون اس کی شخصیت کو تسلیم کرے۔</text:p>
      <text:p text:style-name="P4"/>
      <text:p text:style-name="P4">دفعہ ۷ ۔</text:p>
      <text:p text:style-name="P6"><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6">  </text:p>
      <text:p text:style-name="P4">دفعہ ۸ ۔</text:p>
      <text:p text:style-name="P4">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4"><text:soft-page-break/></text:p>
      <text:p text:style-name="P4">دفعہ ۹ ۔ </text:p>
      <text:p text:style-name="P4">کسی شخص کو محض حاکم کی مرضی پر گرفتار، نظربند، یا جلاوطن نہیں کیا جایٔے گا۔</text:p>
      <text:p text:style-name="P4"/>
      <text:p text:style-name="P4">دفعہ ۱۰ ۔</text:p>
      <text:p text:style-name="P4">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4"/>
      <text:p text:style-name="P7">دفعہ ۱۱ ۔ </text:p>
      <text:p text:style-name="P7">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4"/>
      <text:p text:style-name="P4">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4"/>
      <text:p text:style-name="P4">دفعہ ۱۲ ۔ </text:p>
      <text:p text:style-name="P4"><text:soft-page-break/>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4"/>
      <text:p text:style-name="P4">دفعہ ۱۳ ۔ </text:p>
      <text:p text:style-name="P4">ہر شخص کا حق ہے کہ اسے ہر ریاست کی حدود کے اندر نقل و حرکت کرنے اور سکونت اختیار کرنے کی آزادی ہو۔</text:p>
      <text:p text:style-name="P4"/>
      <text:p text:style-name="P4">ہر شخص کو اس بات کا حق ہے کہ وہ ملک سے چلا جایٔے چاہے یہ ملک اس کا اپنا ہو۔ اور اسی طرح اسے ملک میں واپس آجانے کا بھی حق ہے۔</text:p>
      <text:p text:style-name="P4"/>
      <text:p text:style-name="P4">دفعہ ۱۴ ۔ </text:p>
      <text:p text:style-name="P4">ہر شخص کو ایذا رسانی سے دوسرے ملکوں میں پناہ ڈھونڈنے، اور پناہ مل جایٔے تو اس سے فایٔدہ اٹھانے کا حق ہے۔</text:p>
      <text:p text:style-name="P4"/>
      <text:p text:style-name="P4">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4"/>
      <text:p text:style-name="P4"><text:soft-page-break/>دفعہ ۱۵ ۔ </text:p>
      <text:p text:style-name="P4">ہر شخص کو قومیت کا حق ہے۔</text:p>
      <text:p text:style-name="P4">  کویٔی شخص محض حاکم کی مرضی پر اپنی قومیت سے محروم نہیں کیا جایٔے گا اور اس کو قومیت تبدیل کرنے کا حق دینے سے انکار نہ کیا جایٔے گا۔</text:p>
      <text:p text:style-name="P4"/>
      <text:p text:style-name="P4">دفعہ ۱۶ ۔ </text:p>
      <text:p text:style-name="P4">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4"/>
      <text:p text:style-name="P4">نکاح فریقین کی پوری اور آزاد رضامندی سے ہوگا۔</text:p>
      <text:p text:style-name="P4"/>
      <text:p text:style-name="P4">خاندان، معاشرے کی فطری اور بنیادی اکایٔی ہے۔ اور وہ معاشرے اور ریاست دونوں کی طرف سے حفاظت کا حق دار ہے۔</text:p>
      <text:p text:style-name="P4"/>
      <text:p text:style-name="P4">دفعہ ۱۷ ۔</text:p>
      <text:p text:style-name="P4"><text:s/>ہر انسان کو تنہا یا دوسروں سے مل کر جایٔداد رکھنے کا حق ہے۔</text:p>
      <text:p text:style-name="P4"/>
      <text:p text:style-name="P4"><text:soft-page-break/>کسی شخص کو زبردستی اس کی جایٔداد سے محروم نہیں کیا جایٔے گا۔</text:p>
      <text:p text:style-name="P4"/>
      <text:p text:style-name="P4">دفعہ ۱۸ ۔</text:p>
      <text:p text:style-name="P8">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8"/>
      <text:p text:style-name="P4">دفعہ ۱۹ ۔ </text:p>
      <text:p text:style-name="P4">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4"/>
      <text:p text:style-name="P4">دفعہ ۲۰ ۔ </text:p>
      <text:p text:style-name="P4">ہر شخص کو پُرامن طریقے پر ملنے جلنے اور انجمنیں قایٔم کرنے کی آزادی کا حق ہے۔</text:p>
      <text:p text:style-name="P4"/>
      <text:p text:style-name="P4">کسی شخص کو کسی انجمن میں شامل ہونے لیٔے مجبور نہیں کیا جاسکتا۔</text:p>
      <text:p text:style-name="P4"/>
      <text:p text:style-name="P4">دفعہ ۲۱ ۔ </text:p>
      <text:p text:style-name="P9"><text:soft-page-break/>ہر شخص کو اپنے ملک کی حکومت میں براہِ راست یا آزادانہ طور پر منتخب کیٔے ہویٔے نمایٔندوں کے ذریعے حصہ لینے کا حق ہے۔</text:p>
      <text:p text:style-name="P4"/>
      <text:p text:style-name="P4">ہر شخص کو اپنے ملک میں سرکاری ملازمت حاصل کرنے کا برابر حق ہے۔</text:p>
      <text:p text:style-name="P4"/>
      <text:p text:style-name="P4">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4"/>
      <text:p text:style-name="P4">دفعہ ۲۲ ۔ </text:p>
      <text:p text:style-name="P4">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4"/>
      <text:p text:style-name="P4">دفعہ ۲۳ ۔ </text:p>
      <text:p text:style-name="P4">ہر شخص کو کام کاج، روزگار کے آزادانہ انتخاب کام کاج کی مناسب و معقول شرایٔط اور بے روزگاری کے خلاف تحفظ کا حق ہے۔</text:p>
      <text:p text:style-name="P4"/>
      <text:p text:style-name="P4"><text:soft-page-break/>ہر شخص کو کسی تفریق کے بغیر مساوی کام کے لیٔے مساوی معاوضے کا حق ہے۔</text:p>
      <text:p text:style-name="P4"/>
      <text:p text:style-name="P4">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4"/>
      <text:p text:style-name="P4">ہر شخص کو اپنے مفاد کے بچاؤ کے لیٔے تجارتی انجمنیں قایٔم کرنے اور اس میں شریک ہونے کا حق حاصل ہے۔</text:p>
      <text:p text:style-name="P4"/>
      <text:p text:style-name="P4">دفعہ ۲۴ ۔ </text:p>
      <text:p text:style-name="P4">ہر شخص کو آرام اور فرصت کا حق ہے جس میں کام کے گھنٹوں کی حدبندی اور تنخواہ کے علاوہ مقررہ وقفوں کے ساتھ تعطیلات بھی شامل ہیں۔</text:p>
      <text:p text:style-name="P4"/>
      <text:p text:style-name="P4">دفعہ ۲۵ ۔ </text:p>
      <text:p text:style-name="P4">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text:soft-page-break/>اور بے روزگاری بیماری، معذوری، بیوگی، بڑھاپا یا ان حالات میں روزگار سے محرومی جو اس کے قبضۂ قدرت سے باہر ہوں، کے خالف تحفظ کا حق حاصل ہے۔</text:p>
      <text:p text:style-name="P4"/>
      <text:p text:style-name="P4">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4"/>
      <text:p text:style-name="P4">دفعہ ۲۶ ۔ </text:p>
      <text:p text:style-name="P4">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4"/>
      <text:p text:style-name="P4">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4"/>
      <text:p text:style-name="P4">والدین کو اس بات کے انتخاب کا اوّلین حق ہے کہ ان کے بچوں کو کس قسم کی تعلیم دی جایٔے گی۔</text:p>
      <text:p text:style-name="P4"/>
      <text:p text:style-name="P4"><text:soft-page-break/><text:s/>دفعہ ۲۷ <text:s/></text:p>
      <text:p text:style-name="P4">ہر شخص کو قوم کی ثقافتی زندگی میں آزادانہ حصّہ لینے، ادبیات سے مستفید ہونے اور سایٔنس کی ترقی اور اس کے فوایٔد میں شرکت کا حق حاصل ہے۔</text:p>
      <text:p text:style-name="P4"/>
      <text:p text:style-name="P4">ہر شخص کو حق حاصل ہے کہ اس کے اُن اخلاقی اور مادّی مفاد کا بچاؤ کیا جایٔے جو اسے ایسی سایٔنسی، علمی یا ادبی تصنیف سے جس کا وہ مصنف ہے، حاصل ہوتے ہیں۔</text:p>
      <text:p text:style-name="P4"/>
      <text:p text:style-name="P4">دفعہ ۲۸ ۔ </text:p>
      <text:p text:style-name="P4">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4"/>
      <text:p text:style-name="P4">دفعہ ۲۹ ۔</text:p>
      <text:p text:style-name="P4">ہر شخص پر معاشرے کے حق ہیں۔ کیونکہ معاشرے میں رہ کر ہی اس کی شخصیت کی آزادانہ اور پوری نشوونما ممکن ہے۔</text:p>
      <text:p text:style-name="P4"/>
      <text:p text:style-name="P4">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text:soft-page-break/>عامّہ اور عام فلاح و بہبود کے مناسب لوازمات کو پورا کرنے کے لیٔے قانون کی طرف سے عایٔد کیٔے گیٔے ہیں۔</text:p>
      <text:p text:style-name="P4"/>
      <text:p text:style-name="P4">یہ حقوق اور آزادیاں کسی حالت میں بھی اقوامِ متحدہ کے مقاصد اور اصول کسے خلاف عمل میں نہیں لایٔی جاسکتیں۔</text:p>
      <text:p text:style-name="P4"/>
      <text:p text:style-name="P4">دفعہ ۳۰ ۔ </text:p>
      <text:p text:style-name="P4">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style: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9-24T17:04:16.670000000</meta:creation-date>
    <dc:date>2020-12-10T18:12:32.639000000</dc:date>
    <meta:editing-duration>PT41M53S</meta:editing-duration>
    <meta:editing-cycles>28</meta:editing-cycles>
    <meta:generator>LibreOffice/7.0.3.1$Windows_X86_64 LibreOffice_project/d7547858d014d4cf69878db179d326fc3483e082</meta:generator>
    <meta:document-statistic meta:table-count="0" meta:image-count="0" meta:object-count="0" meta:page-count="13" meta:paragraph-count="95" meta:word-count="2239" meta:character-count="10021" meta:non-whitespace-character-count="7783"/>
  </office:meta>
</office:document-meta>
</file>